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d8a7f" officeooo:paragraph-rsid="000d8a7f"/>
    </style:style>
    <style:style style:name="P2" style:family="paragraph" style:parent-style-name="Standard">
      <style:text-properties fo:language="de" fo:country="DE" officeooo:rsid="000cd165" officeooo:paragraph-rsid="000cd165" style:font-size-asian="10.5pt"/>
    </style:style>
    <style:style style:name="P3" style:family="paragraph" style:parent-style-name="Standard" style:list-style-name="L1">
      <style:text-properties officeooo:paragraph-rsid="000d8a7f"/>
    </style:style>
    <style:style style:name="P4" style:family="paragraph" style:parent-style-name="Standard" style:list-style-name="L1">
      <style:text-properties officeooo:rsid="0011b1da" officeooo:paragraph-rsid="0011b1da"/>
    </style:style>
    <style:style style:name="P5" style:family="paragraph" style:parent-style-name="Standard" style:list-style-name="L1">
      <style:text-properties officeooo:rsid="0012e7d2" officeooo:paragraph-rsid="0012e7d2"/>
    </style:style>
    <style:style style:name="P6" style:family="paragraph" style:parent-style-name="Standard" style:list-style-name="L1">
      <style:text-properties officeooo:rsid="0014e68e" officeooo:paragraph-rsid="0014e68e"/>
    </style:style>
    <style:style style:name="P7" style:family="paragraph" style:parent-style-name="Standard" style:list-style-name="L1">
      <style:text-properties officeooo:rsid="0015fbc1" officeooo:paragraph-rsid="0015fbc1"/>
    </style:style>
    <style:style style:name="T1" style:family="text">
      <style:text-properties fo:language="de" fo:country="DE" style:font-size-asian="10.5pt"/>
    </style:style>
    <style:style style:name="T2" style:family="text">
      <style:text-properties fo:language="de" fo:country="DE" officeooo:rsid="000d8a7f" style:font-size-asian="10.5pt"/>
    </style:style>
    <style:style style:name="T3" style:family="text">
      <style:text-properties fo:language="de" fo:country="DE" officeooo:rsid="0017c321" style:font-size-asian="10.5pt"/>
    </style:style>
    <style:style style:name="T4" style:family="text">
      <style:text-properties fo:language="de" fo:country="DE" officeooo:rsid="00198371" style:font-size-asian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Use cases Jessy</text:p>
      <text:p text:style-name="P2"/>
      <text:list xml:id="list7725715810905008888" text:style-name="L1">
        <text:list-item>
          <text:p text:style-name="P3"><text:span text:style-name="T2">Wenn der Benutzer ein Spiel startet, soll ein Server gestartet werden und auf eine andere Verbindung gewartet werden.</text:span></text:p>
        </text:list-item>
        <text:list-item>
          <text:p text:style-name="P1"><text:span text:style-name="T1">Wenn der Benutzer sich zu einem Spiel verbinden will, soll eine Verbindung mit dem anderen Spieler hergestellt werden.</text:span></text:p>
        </text:list-item>
        <text:list-item>
          <text:p text:style-name="P1"><text:span text:style-name="T1">Wenn der Benutzer ein Spiel speichern will, soll der jetzige Spielstand gespeichert werden und das Spiel beendet werden.</text:span></text:p>
        </text:list-item>
        <text:list-item>
          <text:p text:style-name="P1"><text:span text:style-name="T1">Wenn der Benutzer ein Spiel laden will, soll der frühere Spielstand wieder hergestellt werden und der Benutzer soll weiterspielen können.</text:span></text:p>
        </text:list-item>
        <text:list-item>
          <text:p text:style-name="P4"><text:span text:style-name="T1">Wenn der Benutzer ein Spiel frühzeitig verlassen will, soll die Verbindung getrennt werden und der andere Spieler soll eine Benachrichtigung erhalten, dass der Benutzer nicht mehr spielt.</text:span></text:p>
        </text:list-item>
        <text:list-item>
          <text:p text:style-name="P5"><text:span text:style-name="T1">Wenn der Benutzer mit dem anderen Spieler kommunizieren will, soll das über einen Chat möglich sein.</text:span></text:p>
        </text:list-item>
        <text:list-item>
          <text:p text:style-name="P6"><text:span text:style-name="T1">Wenn der Benutzer einen Schachzug macht, soll überprüft werden, ob der Zug gültig ist und soll dann über das Netzwerk zum anderen Spieler geschickt werden. </text:span></text:p>
        </text:list-item>
        <text:list-item>
          <text:p text:style-name="P7"><text:span text:style-name="T1">Wenn der Benutzer das Spiel verliert oder gewinnt, soll er eine </text:span><text:span text:style-name="T3">Ben</text:span><text:span text:style-name="T1">achricht</text:span><text:span text:style-name="T3">igung</text:span><text:span text:style-name="T1"> bekomme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6:31:32.589229503</meta:creation-date>
    <dc:date>2017-05-28T18:00:51.595650093</dc:date>
    <meta:editing-duration>PT1H19M4S</meta:editing-duration>
    <meta:editing-cycles>8</meta:editing-cycles>
    <meta:generator>LibreOffice/5.2.2.2$Linux_X86_64 LibreOffice_project/20m0$Build-2</meta:generator>
    <meta:document-statistic meta:table-count="0" meta:image-count="0" meta:object-count="0" meta:page-count="1" meta:paragraph-count="9" meta:word-count="166" meta:character-count="1048" meta:non-whitespace-character-count="898"/>
  </office:meta>
</office:document-meta>
</file>